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1.147cm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svg:stroke-color="#808080" draw:marker-start="Arrowheads_20_3" draw:marker-start-width="0.15cm" draw:marker-end="" draw:marker-end-width="0.15cm" draw:textarea-horizontal-align="center" draw:textarea-vertical-align="middle"/>
    </style:style>
    <style:style style:name="gr7" style:family="graphic" style:parent-style-name="standard">
      <style:graphic-properties svg:stroke-width="0.05cm" draw:marker-start-width="0.175cm" draw:marker-end-width="0.1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6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frame draw:style-name="gr1" draw:text-style-name="P2" draw:layer="layout" svg:width="1.147cm" svg:height="0.488cm" svg:x="0.553cm" svg:y="0.012cm">
              <draw:text-box>
                <text:p text:style-name="P1"><text:span text:style-name="T1">X</text:span></text:p>
              </draw:text-box>
            </draw:frame>
            <draw:rect draw:style-name="gr2" draw:text-style-name="P3" draw:layer="layout" svg:width="0.4cm" svg:height="2.4cm" svg:x="0.1cm" svg:y="0.312cm">
              <text:p text:style-name="P4"/>
            </draw:rect>
            <draw:rect draw:style-name="gr2" draw:text-style-name="P3" draw:layer="layout" svg:width="0.4cm" svg:height="2.4cm" svg:x="2.2cm" svg:y="0.3cm">
              <text:p text:style-name="P4"/>
            </draw:rect>
            <draw:g>
              <draw:line draw:style-name="gr2" draw:text-style-name="P3" draw:layer="layout" svg:x1="0.8cm" svg:y1="0.536cm" svg:x2="2.2cm" svg:y2="0.536cm">
                <text:p text:style-name="P4"/>
              </draw:line>
              <draw:line draw:style-name="gr2" draw:text-style-name="P3" draw:layer="layout" svg:x1="0.6cm" svg:y1="0.536cm" svg:x2="0.5cm" svg:y2="0.436cm">
                <text:p text:style-name="P4"/>
              </draw:line>
              <draw:line draw:style-name="gr2" draw:text-style-name="P3" draw:layer="layout" svg:x1="0.6cm" svg:y1="0.536cm" svg:x2="0.5cm" svg:y2="0.536cm">
                <text:p text:style-name="P4"/>
              </draw:line>
              <draw:line draw:style-name="gr2" draw:text-style-name="P3" draw:layer="layout" svg:x1="0.6cm" svg:y1="0.536cm" svg:x2="0.5cm" svg:y2="0.636cm">
                <text:p text:style-name="P4"/>
              </draw:line>
              <draw:frame draw:style-name="gr3" draw:text-style-name="P3" draw:layer="layout" svg:width="0.264cm" svg:height="0.264cm" svg:x="0.6cm" svg:y="0.436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0.872cm" svg:x2="2.2cm" svg:y2="0.872cm">
                <text:p text:style-name="P4"/>
              </draw:line>
              <draw:line draw:style-name="gr2" draw:text-style-name="P3" draw:layer="layout" svg:x1="0.6cm" svg:y1="0.872cm" svg:x2="0.5cm" svg:y2="0.772cm">
                <text:p text:style-name="P4"/>
              </draw:line>
              <draw:line draw:style-name="gr2" draw:text-style-name="P3" draw:layer="layout" svg:x1="0.6cm" svg:y1="0.872cm" svg:x2="0.5cm" svg:y2="0.872cm">
                <text:p text:style-name="P4"/>
              </draw:line>
              <draw:line draw:style-name="gr2" draw:text-style-name="P3" draw:layer="layout" svg:x1="0.6cm" svg:y1="0.872cm" svg:x2="0.5cm" svg:y2="0.972cm">
                <text:p text:style-name="P4"/>
              </draw:line>
              <draw:frame draw:style-name="gr3" draw:text-style-name="P3" draw:layer="layout" svg:width="0.264cm" svg:height="0.264cm" svg:x="0.6cm" svg:y="0.7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172cm" svg:x2="2.2cm" svg:y2="1.172cm">
                <text:p text:style-name="P4"/>
              </draw:line>
              <draw:line draw:style-name="gr2" draw:text-style-name="P3" draw:layer="layout" svg:x1="0.6cm" svg:y1="1.172cm" svg:x2="0.5cm" svg:y2="1.072cm">
                <text:p text:style-name="P4"/>
              </draw:line>
              <draw:line draw:style-name="gr2" draw:text-style-name="P3" draw:layer="layout" svg:x1="0.6cm" svg:y1="1.172cm" svg:x2="0.5cm" svg:y2="1.172cm">
                <text:p text:style-name="P4"/>
              </draw:line>
              <draw:line draw:style-name="gr2" draw:text-style-name="P3" draw:layer="layout" svg:x1="0.6cm" svg:y1="1.172cm" svg:x2="0.5cm" svg:y2="1.272cm">
                <text:p text:style-name="P4"/>
              </draw:line>
              <draw:frame draw:style-name="gr3" draw:text-style-name="P3" draw:layer="layout" svg:width="0.264cm" svg:height="0.264cm" svg:x="0.6cm" svg:y="1.0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472cm" svg:x2="2.2cm" svg:y2="1.472cm">
                <text:p text:style-name="P4"/>
              </draw:line>
              <draw:line draw:style-name="gr2" draw:text-style-name="P3" draw:layer="layout" svg:x1="0.6cm" svg:y1="1.472cm" svg:x2="0.5cm" svg:y2="1.372cm">
                <text:p text:style-name="P4"/>
              </draw:line>
              <draw:line draw:style-name="gr2" draw:text-style-name="P3" draw:layer="layout" svg:x1="0.6cm" svg:y1="1.472cm" svg:x2="0.5cm" svg:y2="1.472cm">
                <text:p text:style-name="P4"/>
              </draw:line>
              <draw:line draw:style-name="gr2" draw:text-style-name="P3" draw:layer="layout" svg:x1="0.6cm" svg:y1="1.472cm" svg:x2="0.5cm" svg:y2="1.572cm">
                <text:p text:style-name="P4"/>
              </draw:line>
              <draw:frame draw:style-name="gr3" draw:text-style-name="P3" draw:layer="layout" svg:width="0.264cm" svg:height="0.264cm" svg:x="0.6cm" svg:y="1.3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772cm" svg:x2="2.2cm" svg:y2="1.772cm">
                <text:p text:style-name="P4"/>
              </draw:line>
              <draw:line draw:style-name="gr2" draw:text-style-name="P3" draw:layer="layout" svg:x1="0.6cm" svg:y1="1.772cm" svg:x2="0.5cm" svg:y2="1.672cm">
                <text:p text:style-name="P4"/>
              </draw:line>
              <draw:line draw:style-name="gr2" draw:text-style-name="P3" draw:layer="layout" svg:x1="0.6cm" svg:y1="1.772cm" svg:x2="0.5cm" svg:y2="1.772cm">
                <text:p text:style-name="P4"/>
              </draw:line>
              <draw:line draw:style-name="gr2" draw:text-style-name="P3" draw:layer="layout" svg:x1="0.6cm" svg:y1="1.772cm" svg:x2="0.5cm" svg:y2="1.872cm">
                <text:p text:style-name="P4"/>
              </draw:line>
              <draw:frame draw:style-name="gr3" draw:text-style-name="P3" draw:layer="layout" svg:width="0.264cm" svg:height="0.264cm" svg:x="0.6cm" svg:y="1.6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2.072cm" svg:x2="2.2cm" svg:y2="2.072cm">
                <text:p text:style-name="P4"/>
              </draw:line>
              <draw:line draw:style-name="gr2" draw:text-style-name="P3" draw:layer="layout" svg:x1="0.6cm" svg:y1="2.072cm" svg:x2="0.5cm" svg:y2="1.972cm">
                <text:p text:style-name="P4"/>
              </draw:line>
              <draw:line draw:style-name="gr2" draw:text-style-name="P3" draw:layer="layout" svg:x1="0.6cm" svg:y1="2.072cm" svg:x2="0.5cm" svg:y2="2.072cm">
                <text:p text:style-name="P4"/>
              </draw:line>
              <draw:line draw:style-name="gr2" draw:text-style-name="P3" draw:layer="layout" svg:x1="0.6cm" svg:y1="2.072cm" svg:x2="0.5cm" svg:y2="2.172cm">
                <text:p text:style-name="P4"/>
              </draw:line>
              <draw:frame draw:style-name="gr3" draw:text-style-name="P3" draw:layer="layout" svg:width="0.264cm" svg:height="0.264cm" svg:x="0.6cm" svg:y="1.9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2.4cm" svg:x2="2.2cm" svg:y2="2.4cm">
                <text:p text:style-name="P4"/>
              </draw:line>
              <draw:line draw:style-name="gr2" draw:text-style-name="P3" draw:layer="layout" svg:x1="0.6cm" svg:y1="2.4cm" svg:x2="0.5cm" svg:y2="2.3cm">
                <text:p text:style-name="P4"/>
              </draw:line>
              <draw:line draw:style-name="gr2" draw:text-style-name="P3" draw:layer="layout" svg:x1="0.6cm" svg:y1="2.4cm" svg:x2="0.5cm" svg:y2="2.4cm">
                <text:p text:style-name="P4"/>
              </draw:line>
              <draw:line draw:style-name="gr2" draw:text-style-name="P3" draw:layer="layout" svg:x1="0.6cm" svg:y1="2.4cm" svg:x2="0.5cm" svg:y2="2.5cm">
                <text:p text:style-name="P4"/>
              </draw:line>
              <draw:frame draw:style-name="gr3" draw:text-style-name="P3" draw:layer="layout" svg:width="0.264cm" svg:height="0.264cm" svg:x="0.6cm" svg:y="2.3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rect draw:style-name="gr4" draw:text-style-name="P3" draw:layer="layout" svg:width="1cm" svg:height="2.2cm" svg:x="1cm" svg:y="0.4cm">
              <text:p text:style-name="P4"/>
            </draw:rect>
            <draw:frame draw:style-name="gr5" draw:text-style-name="P5" draw:layer="layout" svg:width="1cm" svg:height="0.393cm" svg:x="1cm" svg:y="2.2cm">
              <draw:text-box>
                <text:p text:style-name="P4"><text:span text:style-name="T2">LOG</text:span></text:p>
              </draw:text-box>
            </draw:frame>
            <draw:line draw:style-name="gr6" draw:text-style-name="P3" draw:layer="layout" svg:x1="1.5cm" svg:y1="0.9cm" svg:x2="1.5cm" svg:y2="1.9cm">
              <text:p text:style-name="P4"/>
            </draw:line>
            <draw:line draw:style-name="gr6" draw:text-style-name="P3" draw:layer="layout" svg:x1="1.9cm" svg:y1="1.4cm" svg:x2="1.1cm" svg:y2="1.4cm">
              <text:p text:style-name="P4"/>
            </draw:line>
            <draw:path draw:style-name="gr7" draw:text-style-name="P3" draw:layer="layout" svg:width="0.423cm" svg:height="0.141cm" draw:transform="rotate (0.7853981633973) translate (1.49955688476568cm 1.39955688476568cm)" svg:viewBox="0 0 424 142" svg:d="m0 4101c212 0-21-2 141 0 142 0 213 70 283 141">
              <text:p text:style-name="P4"/>
            </draw:path>
            <draw:path draw:style-name="gr7" draw:text-style-name="P3" draw:layer="layout" svg:width="0.423cm" svg:height="0.141cm" draw:transform="rotate (-2.35619449019309) translate (1.50044311523435cm 1.40044311523435cm)" svg:viewBox="0 0 424 142" svg:d="m0-4102c212 0-21-1 141 0 142 0 213 71 283 142">
              <text:p text:style-name="P4"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-564 902h1131z"/>
    <draw:marker draw:name="Arrowheads_20_3" draw:display-name="Arrowheads 3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6T00:19:55</dc:date>
    <dc:language>pl-PL</dc:language>
    <meta:editing-cycles>7</meta:editing-cycles>
    <meta:editing-duration>PT1H15M23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